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Arial" style:font-name-asian="Arial Unicode MS" style:font-name-complex="Tahoma"/>
    </style:style>
    <style:style style:name="T2" style:family="text">
      <style:text-properties style:font-name="Arial" style:font-name-asian="Arial" style:font-name-complex="Arial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Python—</text:span>A Crash Course</text:p>
      <text:p text:style-name="Subtitle"><text:span text:style-name="T1">©</text:span> Copyright 2007 by Peter C. Chapin</text:p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Introduction<text:tab/>1</text:p>
          <text:p text:style-name="P1">Dynamic Languages<text:tab/>2</text:p>
          <text:p text:style-name="P1">Hello, Python!<text:tab/>2</text:p>
          <text:p text:style-name="P1">Built-in Data Structures<text:tab/>2</text:p>
          <text:p text:style-name="P1">Control Structures<text:tab/>2</text:p>
          <text:p text:style-name="P1">Function Definitions<text:tab/>2</text:p>
          <text:p text:style-name="P1">Class Definitions<text:tab/>2</text:p>
          <text:p text:style-name="P1">Lists and Records<text:tab/>2</text:p>
          <text:p text:style-name="P1">Exceptions<text:tab/>2</text:p>
          <text:p text:style-name="P1">Modules<text:tab/>2</text:p>
          <text:p text:style-name="P1">References<text:tab/>2</text:p>
        </text:index-body>
      </text:table-of-content>
      <text:h text:style-name="Heading_20_1" text:outline-level="1">Introduction</text:h>
      <text:p text:style-name="Text_20_body">My name is Peter Chapin. Welcome to my crash course on the Python programming language!</text:p>
      <text:h text:style-name="Heading_20_1" text:outline-level="1">Dynamic Languages</text:h>
      <text:h text:style-name="Heading_20_1" text:outline-level="1">Hello, Python!</text:h>
      <text:h text:style-name="Heading_20_1" text:outline-level="1">Built-in Data Structures</text:h>
      <text:h text:style-name="Heading_20_1" text:outline-level="1">Control Structures</text:h>
      <text:h text:style-name="Heading_20_1" text:outline-level="1">Function Definitions</text:h>
      <text:h text:style-name="Heading_20_1" text:outline-level="1">Class Definitions</text:h>
      <text:h text:style-name="Heading_20_1" text:outline-level="1">Lists and Records</text:h>
      <text:h text:style-name="Heading_20_1" text:outline-level="1">Exceptions</text:h>
      <text:h text:style-name="Heading_20_1" text:outline-level="1">Modules</text:h>
      <text:h text:style-name="Heading_20_1" text:outline-level="1"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>
      <style:text-properties style:font-name="Courier New" fo:font-size="11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New_20_Term" style:display-name="New Term" style:family="text" style:parent-style-name="Emphasis"/>
    <style:style style:name="File_20_Name" style:display-name="File Name" style:family="text" style:parent-style-name="Source_20_Text"/>
    <style:style style:name="Command" style:family="text" style:parent-style-name="Source_20_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Source_20_Listing" style:display-name="Source Listing" style:family="graphic" style:parent-style-name="Frame">
      <style:graphic-properties svg:width="6in" fo:min-height="0.1402in" text:anchor-type="paragraph" style:wrap="none" fo:background-color="transparent" style:background-transparency="100%" style:shadow="none">
        <style:background-image/>
        <style:columns fo:column-count="0" fo:column-gap="0in"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
  </meta:generator>
    <dc:title>Python---A Crash Course</dc:title>
    <dc:subject>Pythong Programming Language</dc:subject>
    <meta:creation-date>2007-06-04T13:58:05</meta:creation-date>
    <dc:creator>Peter Chapin</dc:creator>
    <dc:date>2007-06-05T21:24:30</dc:date>
    <dc:language>en-US</dc:language>
    <meta:editing-cycles>13</meta:editing-cycles>
    <meta:editing-duration>PT13H5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81" meta:character-count="514"/>
  </office:meta>
</office:document-meta>
</file>